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Zpix" svg:font-family="Zpix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Zpix" fo:font-size="16pt" style:font-name-asian="Zpix" style:font-size-asian="16pt"/>
    </style:style>
    <style:style style:name="P2" style:family="paragraph" style:parent-style-name="Standard">
      <style:text-properties fo:color="#000000" style:font-name="Zpix" fo:font-size="16pt" officeooo:paragraph-rsid="001c8feb" style:font-name-asian="Zpix" style:font-size-asian="16pt"/>
    </style:style>
    <style:style style:name="P3" style:family="paragraph" style:parent-style-name="Standard">
      <style:text-properties fo:color="#000000" style:font-name="Zpix" fo:font-size="16pt" officeooo:paragraph-rsid="0021619d" style:font-name-asian="Zpix" style:font-size-asian="16pt"/>
    </style:style>
    <style:style style:name="P4" style:family="paragraph" style:parent-style-name="Standard">
      <style:text-properties fo:color="#000000" style:font-name="Zpix" fo:font-size="16pt" officeooo:paragraph-rsid="00221b32" style:font-name-asian="Zpix" style:font-size-asian="16pt"/>
    </style:style>
    <style:style style:name="P5" style:family="paragraph" style:parent-style-name="Standard">
      <style:text-properties fo:color="#000000" style:font-name="Zpix" fo:font-size="16pt" officeooo:paragraph-rsid="00237dd3" style:font-name-asian="Zpix" style:font-size-asian="16pt"/>
    </style:style>
    <style:style style:name="P6" style:family="paragraph" style:parent-style-name="Standard">
      <style:text-properties fo:color="#000000" style:font-name="Zpix" fo:font-size="16pt" officeooo:paragraph-rsid="0023d63f" style:font-name-asian="Zpix" style:font-size-asian="16pt"/>
    </style:style>
    <style:style style:name="P7" style:family="paragraph" style:parent-style-name="Standard">
      <style:text-properties fo:color="#000000" style:font-name="Zpix" fo:font-size="16pt" officeooo:paragraph-rsid="00241222" style:font-name-asian="Zpix" style:font-size-asian="16pt"/>
    </style:style>
    <style:style style:name="P8" style:family="paragraph" style:parent-style-name="Standard">
      <style:text-properties fo:color="#000000" style:font-name="Zpix" fo:font-size="16pt" officeooo:paragraph-rsid="002491ee" style:font-name-asian="Zpix" style:font-size-asian="16pt"/>
    </style:style>
    <style:style style:name="P9" style:family="paragraph" style:parent-style-name="Standard">
      <style:text-properties fo:color="#000000" style:font-name="Zpix" fo:font-size="16pt" officeooo:paragraph-rsid="00264680" style:font-name-asian="Zpix" style:font-size-asian="16pt"/>
    </style:style>
    <style:style style:name="P10" style:family="paragraph" style:parent-style-name="Standard">
      <style:text-properties fo:color="#000000" style:font-name="Zpix" fo:font-size="16pt" officeooo:paragraph-rsid="0027dae4" style:font-name-asian="Zpix" style:font-size-asian="16pt"/>
    </style:style>
    <style:style style:name="P11" style:family="paragraph" style:parent-style-name="Standard">
      <style:text-properties fo:color="#000000" style:font-name="Zpix" fo:font-size="16pt" officeooo:paragraph-rsid="002ae6c2" style:font-name-asian="Zpix" style:font-size-asian="16pt"/>
    </style:style>
    <style:style style:name="P12" style:family="paragraph" style:parent-style-name="Standard">
      <style:text-properties fo:color="#000000" style:font-name="Zpix" fo:font-size="16pt" officeooo:paragraph-rsid="002b8ebd" style:font-name-asian="Zpix" style:font-size-asian="16pt"/>
    </style:style>
    <style:style style:name="P13" style:family="paragraph" style:parent-style-name="Standard">
      <style:text-properties fo:color="#000000" style:font-name="Zpix" fo:font-size="16pt" officeooo:paragraph-rsid="002d4429" style:font-name-asian="Zpix" style:font-size-asian="16pt"/>
    </style:style>
    <style:style style:name="P14" style:family="paragraph" style:parent-style-name="Standard">
      <style:text-properties fo:color="#000000" style:font-name="Zpix" fo:font-size="16pt" officeooo:paragraph-rsid="002ee5c4" style:font-name-asian="Zpix" style:font-size-asian="16pt"/>
    </style:style>
    <style:style style:name="P15" style:family="paragraph" style:parent-style-name="Standard">
      <style:text-properties fo:color="#000000" style:font-name="Zpix" fo:font-size="16pt" officeooo:rsid="0027dae4" officeooo:paragraph-rsid="0032393b" style:font-name-asian="Zpix" style:font-size-asian="16pt" style:font-size-complex="16pt"/>
    </style:style>
    <style:style style:name="P16" style:family="paragraph" style:parent-style-name="Standard">
      <style:text-properties fo:color="#000000" style:font-name="Zpix" fo:font-size="16pt" fo:font-weight="bold" style:font-name-asian="Zpix" style:font-size-asian="16pt" style:font-weight-asian="bold" style:font-weight-complex="bold"/>
    </style:style>
    <style:style style:name="P17" style:family="paragraph" style:parent-style-name="Standard">
      <style:text-properties fo:color="#000000" style:font-name="Zpix" fo:font-size="16pt" fo:font-weight="bold" officeooo:paragraph-rsid="0023d63f" style:font-name-asian="Zpix" style:font-size-asian="16pt" style:font-weight-asian="bold" style:font-weight-complex="bold"/>
    </style:style>
    <style:style style:name="P18" style:family="paragraph" style:parent-style-name="Standard">
      <style:text-properties fo:color="#000000" style:font-name="Zpix" fo:font-size="16pt" fo:font-weight="bold" officeooo:paragraph-rsid="001c8feb" style:font-name-asian="Zpix" style:font-size-asian="16pt" style:font-weight-asian="bold" style:font-weight-complex="bold"/>
    </style:style>
    <style:style style:name="P19" style:family="paragraph" style:parent-style-name="Standard">
      <style:text-properties fo:color="#000000" style:font-name="Zpix" fo:font-size="16pt" fo:font-weight="bold" officeooo:paragraph-rsid="002491ee" style:font-name-asian="Zpix" style:font-size-asian="16pt" style:font-weight-asian="bold" style:font-weight-complex="bold"/>
    </style:style>
    <style:style style:name="P20" style:family="paragraph" style:parent-style-name="Standard">
      <style:text-properties fo:color="#000000" style:font-name="Zpix" fo:font-size="16pt" fo:font-weight="bold" officeooo:paragraph-rsid="00264680" style:font-name-asian="Zpix" style:font-size-asian="16pt" style:font-weight-asian="bold" style:font-weight-complex="bold"/>
    </style:style>
    <style:style style:name="P21" style:family="paragraph" style:parent-style-name="Standard">
      <style:text-properties fo:color="#000000" style:font-name="Zpix" fo:font-size="16pt" fo:font-weight="bold" officeooo:paragraph-rsid="0032393b" style:font-name-asian="Zpix" style:font-size-asian="16pt" style:font-weight-asian="bold" style:font-weight-complex="bold"/>
    </style:style>
    <style:style style:name="P22" style:family="paragraph" style:parent-style-name="Standard">
      <style:text-properties fo:color="#000000" style:font-name="Zpix" fo:font-size="16pt" fo:font-weight="bold" officeooo:rsid="0027dae4" officeooo:paragraph-rsid="0027dae4" style:font-name-asian="Zpix" style:font-size-asian="16pt" style:font-weight-asian="bold" style:font-size-complex="16pt" style:font-weight-complex="bold"/>
    </style:style>
    <style:style style:name="P23" style:family="paragraph" style:parent-style-name="Standard">
      <style:text-properties fo:color="#000000" style:font-name="Zpix" fo:font-size="16pt" fo:font-weight="bold" officeooo:rsid="0027dae4" officeooo:paragraph-rsid="002aaa29" style:font-name-asian="Zpix" style:font-size-asian="16pt" style:font-weight-asian="bold" style:font-size-complex="16pt" style:font-weight-complex="bold"/>
    </style:style>
    <style:style style:name="P24" style:family="paragraph" style:parent-style-name="Standard">
      <style:text-properties fo:color="#000000" style:font-name="Zpix" fo:font-size="14.5pt" style:font-name-asian="Zpix" style:font-size-asian="14.5pt"/>
    </style:style>
    <style:style style:name="P25" style:family="paragraph" style:parent-style-name="Standard">
      <style:text-properties fo:color="#000000" style:font-name="Zpix" fo:font-size="14.5pt" officeooo:paragraph-rsid="001c8feb" style:font-name-asian="Zpix" style:font-size-asian="14.5pt"/>
    </style:style>
    <style:style style:name="P26" style:family="paragraph" style:parent-style-name="Standard">
      <style:text-properties fo:color="#ff0000" style:font-name="Zpix" fo:font-size="16pt" style:font-name-asian="Zpix" style:font-size-asian="16pt"/>
    </style:style>
    <style:style style:name="P27" style:family="paragraph" style:parent-style-name="Standard">
      <style:text-properties fo:color="#ff0000" style:font-name="Zpix" fo:font-size="16pt" officeooo:paragraph-rsid="001c8feb" style:font-name-asian="Zpix" style:font-size-asian="16pt" style:font-size-complex="16pt"/>
    </style:style>
    <style:style style:name="P28" style:family="paragraph" style:parent-style-name="Standard">
      <style:text-properties fo:color="#ff0000" style:font-name="Zpix" fo:font-size="16pt" officeooo:paragraph-rsid="0023d63f" style:font-name-asian="Zpix" style:font-size-asian="16pt" style:font-size-complex="16pt"/>
    </style:style>
    <style:style style:name="P29" style:family="paragraph" style:parent-style-name="Standard">
      <style:text-properties fo:color="#ff0000" style:font-name="Zpix" fo:font-size="16pt" officeooo:rsid="0027dae4" officeooo:paragraph-rsid="0027dae4" style:font-name-asian="Zpix" style:font-size-asian="16pt" style:font-size-complex="16pt"/>
    </style:style>
    <style:style style:name="P30" style:family="paragraph" style:parent-style-name="Standard">
      <style:text-properties fo:color="#ff0000" style:font-name="Zpix" fo:font-size="16pt" officeooo:paragraph-rsid="001c8feb" style:font-name-asian="Zpix" style:font-size-asian="16pt"/>
    </style:style>
    <style:style style:name="P31" style:family="paragraph" style:parent-style-name="Standard">
      <style:text-properties fo:color="#ff0000" style:font-name="Zpix" fo:font-size="16pt" officeooo:paragraph-rsid="002aaa29" style:font-name-asian="Zpix" style:font-size-asian="16pt"/>
    </style:style>
    <style:style style:name="P32" style:family="paragraph" style:parent-style-name="Standard">
      <style:text-properties fo:color="#ff0000" style:font-name="Zpix" fo:font-size="16pt" officeooo:paragraph-rsid="002ae6c2" style:font-name-asian="Zpix" style:font-size-asian="16pt" style:language-asian="ja" style:country-asian="JP"/>
    </style:style>
    <style:style style:name="P33" style:family="paragraph" style:parent-style-name="Standard">
      <style:text-properties fo:color="#ff0000" style:font-name="Zpix" fo:font-size="16pt" officeooo:paragraph-rsid="002ae6c2" style:font-name-asian="Zpix" style:font-size-asian="16pt"/>
    </style:style>
    <style:style style:name="P34" style:family="paragraph" style:parent-style-name="Standard">
      <style:text-properties fo:color="#ff0000" style:font-name="Zpix" fo:font-size="16pt" officeooo:paragraph-rsid="002d4429" style:font-name-asian="Zpix" style:font-size-asian="16pt"/>
    </style:style>
    <style:style style:name="P35" style:family="paragraph" style:parent-style-name="Standard">
      <style:text-properties fo:color="#ff0000" style:font-name="Zpix" fo:font-size="16pt" officeooo:paragraph-rsid="002fe7f7" style:font-name-asian="Zpix" style:font-size-asian="16pt"/>
    </style:style>
    <style:style style:name="P36" style:family="paragraph" style:parent-style-name="Standard">
      <style:text-properties fo:color="#ff0000" style:font-name="Zpix" fo:font-size="16pt" officeooo:paragraph-rsid="002ee5c4" style:font-name-asian="Zpix" style:font-size-asian="16pt"/>
    </style:style>
    <style:style style:name="P37" style:family="paragraph" style:parent-style-name="Standard">
      <style:text-properties fo:font-variant="normal" fo:text-transform="none" fo:color="#000000" style:font-name="Zpix" fo:font-size="16pt" fo:letter-spacing="normal" officeooo:paragraph-rsid="001c8feb" style:font-name-asian="Zpix" style:font-size-asian="16pt" style:font-style-asian="normal" style:font-weight-asian="normal" style:font-size-complex="16pt"/>
    </style:style>
    <style:style style:name="P38" style:family="paragraph" style:parent-style-name="Standard">
      <style:text-properties fo:font-variant="normal" fo:text-transform="none" fo:color="#000000" style:font-name="Zpix" fo:font-size="16pt" fo:letter-spacing="normal" officeooo:paragraph-rsid="0021619d" style:font-name-asian="Zpix" style:font-size-asian="16pt" style:font-style-asian="normal" style:font-weight-asian="normal" style:font-size-complex="16pt"/>
    </style:style>
    <style:style style:name="P39" style:family="paragraph" style:parent-style-name="Standard">
      <style:text-properties fo:font-variant="normal" fo:text-transform="none" fo:color="#000000" style:font-name="Zpix" fo:font-size="16pt" fo:letter-spacing="normal" officeooo:paragraph-rsid="0023d63f" style:font-name-asian="Zpix" style:font-size-asian="16pt" style:font-style-asian="normal" style:font-weight-asian="normal" style:font-size-complex="16pt"/>
    </style:style>
    <style:style style:name="P40" style:family="paragraph" style:parent-style-name="Standard">
      <style:text-properties fo:font-variant="normal" fo:text-transform="none" fo:color="#000000" style:font-name="Zpix" fo:font-size="16pt" fo:letter-spacing="normal" officeooo:paragraph-rsid="00241222" style:font-name-asian="Zpix" style:font-size-asian="16pt" style:font-style-asian="normal" style:font-weight-asian="normal" style:font-size-complex="16pt"/>
    </style:style>
    <style:style style:name="P41" style:family="paragraph" style:parent-style-name="Standard">
      <style:text-properties fo:font-variant="normal" fo:text-transform="none" fo:color="#000000" style:font-name="Zpix" fo:font-size="16pt" fo:letter-spacing="normal" officeooo:paragraph-rsid="002491ee" style:font-name-asian="Zpix" style:font-size-asian="16pt" style:font-style-asian="normal" style:font-weight-asian="normal" style:font-size-complex="16pt"/>
    </style:style>
    <style:style style:name="P42" style:family="paragraph" style:parent-style-name="Standard">
      <style:text-properties fo:font-variant="normal" fo:text-transform="none" fo:color="#000000" style:font-name="Zpix" fo:font-size="16pt" fo:letter-spacing="normal" fo:font-weight="bold" officeooo:paragraph-rsid="0021619d" style:font-name-asian="Zpix" style:font-size-asian="16pt" style:font-style-asian="normal" style:font-weight-asian="bold" style:font-size-complex="16pt" style:font-weight-complex="bold"/>
    </style:style>
    <style:style style:name="T1" style:family="text">
      <style:text-properties fo:font-variant="normal" fo:text-transform="none" fo:letter-spacing="normal" style:font-style-asian="normal" style:font-weight-asian="normal" style:font-size-complex="16pt"/>
    </style:style>
    <style:style style:name="T2" style:family="text">
      <style:text-properties fo:font-variant="normal" fo:text-transform="none" fo:letter-spacing="normal" style:language-asian="ja" style:country-asian="JP" style:font-style-asian="normal" style:font-weight-asian="normal" style:font-size-complex="16pt"/>
    </style:style>
    <style:style style:name="T3" style:family="text">
      <style:text-properties fo:font-variant="normal" fo:text-transform="none" fo:letter-spacing="normal" officeooo:rsid="0021619d" style:language-asian="ja" style:country-asian="JP" style:font-style-asian="normal" style:font-weight-asian="normal" style:font-size-complex="16pt"/>
    </style:style>
    <style:style style:name="T4" style:family="text">
      <style:text-properties fo:font-variant="normal" fo:text-transform="none" fo:letter-spacing="normal" officeooo:rsid="0023d63f" style:language-asian="ja" style:country-asian="JP" style:font-style-asian="normal" style:font-weight-asian="normal" style:font-size-complex="16pt"/>
    </style:style>
    <style:style style:name="T5" style:family="text">
      <style:text-properties fo:font-variant="normal" fo:text-transform="none" fo:color="#000000" fo:letter-spacing="normal" style:font-style-asian="normal" style:font-weight-asian="normal" style:font-size-complex="16pt"/>
    </style:style>
    <style:style style:name="T6" style:family="text">
      <style:text-properties fo:font-variant="normal" fo:text-transform="none" fo:color="#000000" fo:letter-spacing="normal" style:language-asian="ja" style:country-asian="JP" style:font-style-asian="normal" style:font-weight-asian="normal" style:font-size-complex="16pt"/>
    </style:style>
    <style:style style:name="T7" style:family="text">
      <style:text-properties fo:font-variant="normal" fo:text-transform="none" fo:color="#ff0000" fo:letter-spacing="normal" style:font-style-asian="normal" style:font-weight-asian="normal" style:font-size-complex="16pt"/>
    </style:style>
    <style:style style:name="T8" style:family="text">
      <style:text-properties fo:font-variant="normal" fo:text-transform="none" fo:color="#ff0000" fo:letter-spacing="normal" officeooo:rsid="0021619d" style:font-style-asian="normal" style:font-weight-asian="normal" style:font-size-complex="16pt"/>
    </style:style>
    <style:style style:name="T9" style:family="text">
      <style:text-properties fo:font-variant="normal" fo:text-transform="none" fo:color="#ff0000" fo:letter-spacing="normal" style:language-asian="ja" style:country-asian="JP" style:font-style-asian="normal" style:font-weight-asian="normal" style:font-size-complex="16pt"/>
    </style:style>
    <style:style style:name="T10" style:family="text">
      <style:text-properties fo:font-variant="normal" fo:text-transform="none" fo:color="#ff0000" fo:letter-spacing="normal" officeooo:rsid="0021619d" style:language-asian="ja" style:country-asian="JP" style:font-style-asian="normal" style:font-weight-asian="normal" style:font-size-complex="16pt"/>
    </style:style>
    <style:style style:name="T11" style:family="text">
      <style:text-properties fo:color="#000000" style:font-size-complex="16pt"/>
    </style:style>
    <style:style style:name="T12" style:family="text">
      <style:text-properties fo:color="#000000" style:language-asian="ja" style:country-asian="JP" style:font-size-complex="16pt"/>
    </style:style>
    <style:style style:name="T13" style:family="text">
      <style:text-properties style:font-size-complex="16pt"/>
    </style:style>
    <style:style style:name="T14" style:family="text">
      <style:text-properties officeooo:rsid="0027dae4" style:font-size-complex="16pt"/>
    </style:style>
    <style:style style:name="T15" style:family="text">
      <style:text-properties officeooo:rsid="002fe7f7" style:font-size-complex="16pt"/>
    </style:style>
    <style:style style:name="T16" style:family="text">
      <style:text-properties officeooo:rsid="0032393b" style:font-size-complex="16pt"/>
    </style:style>
    <style:style style:name="T17" style:family="text">
      <style:text-properties style:language-asian="ja" style:country-asian="JP"/>
    </style:style>
    <style:style style:name="T18" style:family="text">
      <style:text-properties style:language-asian="ja" style:country-asian="JP" style:font-size-complex="16pt"/>
    </style:style>
    <style:style style:name="T19" style:family="text">
      <style:text-properties officeooo:rsid="0027dae4" style:language-asian="ja" style:country-asian="JP" style:font-size-complex="16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size-complex="16pt" style:font-weight-complex="bold"/>
    </style:style>
    <style:style style:name="T22" style:family="text">
      <style:text-properties fo:font-weight="bold" officeooo:rsid="0039df4a" style:font-weight-asian="bold" style:font-size-complex="16pt" style:font-weight-complex="bold"/>
    </style:style>
    <style:style style:name="T23" style:family="text">
      <style:text-properties fo:font-weight="bold" officeooo:rsid="003ab442" style:font-weight-asian="bold" style:font-size-complex="16pt" style:font-weight-complex="bold"/>
    </style:style>
    <style:style style:name="T24" style:family="text">
      <style:text-properties fo:font-weight="bold" style:language-asian="ja" style:country-asian="JP" style:font-weight-asian="bold" style:font-size-complex="16pt" style:font-weight-complex="bold"/>
    </style:style>
    <style:style style:name="T25" style:family="text">
      <style:text-properties fo:font-weight="bold" officeooo:rsid="003ab442" style:language-asian="zh" style:country-asian="CN" style:font-weight-asian="bold" style:font-size-complex="16pt" style:font-weight-complex="bold"/>
    </style:style>
    <style:style style:name="T26" style:family="text">
      <style:text-properties fo:color="#ff0000"/>
    </style:style>
    <style:style style:name="T27" style:family="text">
      <style:text-properties fo:color="#ff0000" style:language-asian="ja" style:country-asian="JP" style:font-size-complex="16pt"/>
    </style:style>
    <style:style style:name="T28" style:family="text">
      <style:text-properties fo:color="#ff0000" style:font-size-complex="16pt"/>
    </style:style>
    <style:style style:name="T29" style:family="text">
      <style:text-properties fo:color="#ff0000" officeooo:rsid="002ee5c4"/>
    </style:style>
    <style:style style:name="T30" style:family="text">
      <style:text-properties fo:color="#ff0000" fo:font-weight="bold" style:language-asian="ja" style:country-asian="JP" style:font-weight-asian="bold" style:font-size-complex="16pt" style:font-weight-complex="bold"/>
    </style:style>
    <style:style style:name="T31" style:family="text">
      <style:text-properties fo:color="#ff0000" fo:font-weight="bold" officeooo:rsid="003ab442" style:language-asian="ja" style:country-asian="JP" style:font-weight-asian="bold" style:font-size-complex="16pt" style:font-weight-complex="bold"/>
    </style:style>
    <style:style style:name="T32" style:family="text">
      <style:text-properties fo:color="#ff0000" fo:font-weight="bold" officeooo:rsid="003ab442" style:language-asian="zh" style:country-asian="CN" style:font-weight-asian="bold" style:font-size-complex="16pt" style:font-weight-complex="bold"/>
    </style:style>
    <style:style style:name="T33" style:family="text">
      <style:text-properties officeooo:rsid="002b8ebd" style:language-asian="zh" style:country-asian="CN"/>
    </style:style>
    <style:style style:name="T34" style:family="text">
      <style:text-properties officeooo:rsid="002fe7f7"/>
    </style:style>
    <style:style style:name="T35" style:family="text">
      <style:text-properties officeooo:rsid="0039df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ng: いつまでも、どこまでも</text:p>
      <text:p text:style-name="P1">Vocal: Kicco</text:p>
      <text:p text:style-name="P12">Work: 恋想リレーション<text:span text:style-name="T17">　</text:span><text:span text:style-name="T33">(</text:span><text:span text:style-name="T17">Lump of </text:span><text:span text:style-name="T33">S</text:span><text:span text:style-name="T17">ugar</text:span><text:span text:style-name="T33">)</text:span></text:p>
      <text:p text:style-name="P1">Guitar cover adaption: Walnuss Mashimaro</text:p>
      <text:p text:style-name="P24"/>
      <text:p text:style-name="P24"/>
      <text:p text:style-name="P16">[Intro]</text:p>
      <text:p text:style-name="P14"><text:span text:style-name="T26"><text:tab/><text:tab/><text:tab/>|<text:tab/><text:tab/><text:tab/>|</text:span><text:span text:style-name="T29">F<text:tab/><text:tab/><text:tab/>|<text:tab/><text:tab/><text:tab/> <text:tab/>|</text:span></text:p>
      <text:p text:style-name="P36">C/E<text:tab/><text:tab/>|<text:tab/><text:tab/><text:tab/>|Dm<text:tab/><text:tab/>|C<text:tab/> <text:s text:c="2"/>B♭<text:tab/>|</text:p>
      <text:p text:style-name="P14"><text:span text:style-name="T26">B♭<text:tab/><text:tab/>|<text:tab/><text:tab/><text:tab/>|<text:tab/><text:tab/></text:span><text:tab/><text:tab/></text:p>
      <text:p text:style-name="P24"/>
      <text:p text:style-name="P16">[A1]</text:p>
      <text:p text:style-name="P27">F <text:s text:c="9"/>C<text:tab/><text:tab/> <text:s/>D♭dim Dm<text:tab/><text:tab/> <text:s/>C<text:tab/> <text:s text:c="6"/>B♭ <text:s text:c="2"/>Am<text:tab/></text:p>
      <text:p text:style-name="P37"><text:s text:c="2"/>隣で微笑む　君の右手 に　そっと　手をのばす</text:p>
      <text:p text:style-name="P30">Gm7<text:tab/> <text:s/>C<text:tab/><text:tab/>Am <text:s text:c="5"/>Dm<text:tab/> <text:s text:c="10"/>B♭ <text:s text:c="8"/>C</text:p>
      <text:p text:style-name="P2"><text:span text:style-name="T1"><text:s text:c="4"/>私の事好きなのかなんて とても聞けなくて</text:span><text:span text:style-name="T13"><text:line-break/></text:span><text:tab/><text:tab/><text:tab/></text:p>
      <text:p text:style-name="P25"/>
      <text:p text:style-name="P18">[A2]</text:p>
      <text:p text:style-name="P30">F <text:s text:c="10"/>C <text:s text:c="4"/>A7/D♭ Dm<text:tab/> <text:s text:c="6"/>C <text:s/>B♭ <text:s text:c="5"/>Am<text:tab/></text:p>
      <text:p text:style-name="P2"><text:s text:c="2"/><text:span text:style-name="T1">二人の間を　虹の欠片 で　きゅっと包みたい</text:span><text:tab/><text:tab/><text:tab/><text:tab/></text:p>
      <text:p text:style-name="P3"><text:span text:style-name="T26">Gm7<text:tab/>C <text:s text:c="7"/>Am <text:s text:c="6"/>Dm <text:s text:c="10"/>B♭ <text:s/>C <text:s text:c="6"/>Fsus4 F C/E<text:tab/></text:span><text:span text:style-name="T13"><text:line-break/> <text:s text:c="2"/></text:span><text:span text:style-name="T1">私を好きになって欲しいの　いつも感じあいたい</text:span></text:p>
      <text:p text:style-name="P38"/>
      <text:p text:style-name="P42">[B]</text:p>
      <text:p text:style-name="P3"><text:span text:style-name="T8">B♭ <text:s text:c="14"/>C <text:s text:c="11"/></text:span><text:span text:style-name="T10">　</text:span><text:span text:style-name="T8">Am(7)<text:tab/></text:span><text:span text:style-name="T10">　　　　　　D</text:span><text:span text:style-name="T3"><text:tab/></text:span><text:span text:style-name="T13"><text:line-break/></text:span><text:span text:style-name="T1">声が聞きたくて　空見上げ　</text:span><text:span text:style-name="T3">かがや</text:span><text:span text:style-name="T1">く星に　そっと　手をのばす</text:span></text:p>
      <text:p text:style-name="P3"><text:span text:style-name="T9">　Gm　　　Am(7)<text:tab/>　B♭　　　　　　Csus4　C　G♭　A♭</text:span><text:span text:style-name="T13"><text:line-break/></text:span><text:span text:style-name="T18">キミ</text:span><text:span text:style-name="T1">をずっと見ていたいよ　どんなときも</text:span></text:p>
      <text:p text:style-name="P4"><text:span text:style-name="T13"><text:line-break/></text:span><text:span text:style-name="T21">[C]</text:span></text:p>
      <text:p text:style-name="P34"><text:span text:style-name="T17">　</text:span>D♭<text:tab/><text:tab/><text:span text:style-name="T17">　</text:span>E♭<text:tab/><text:span text:style-name="T17">　　　Cm　　 Fm　　D♭　E♭　　　</text:span><text:span text:style-name="T18">A♭sus4　A♭<text:tab/></text:span></text:p>
      <text:p text:style-name="P4"><text:span text:style-name="T1">ありふれた</text:span><text:span text:style-name="T2">　</text:span><text:span text:style-name="T1">日々の</text:span><text:span text:style-name="T2">　</text:span><text:span text:style-name="T1">先で</text:span><text:span text:style-name="T2">　　</text:span><text:span text:style-name="T1">いつも待っている</text:span></text:p>
      <text:p text:style-name="P13"><text:span text:style-name="T27">　D♭　　　E♭　　C7/E<text:tab/>　Fm<text:tab/>　　D♭　　E♭　　　A♭sus4　A♭<text:tab/></text:span><text:span text:style-name="T13"><text:line-break/></text:span><text:span text:style-name="T18">ワタシ</text:span><text:span text:style-name="T1">の魅力に気づくのが</text:span><text:span text:style-name="T2">　　</text:span><text:span text:style-name="T1">遅すぎるんだから</text:span><text:tab/></text:p>
      <text:p text:style-name="P5"><text:tab/><text:tab/></text:p>
      <text:p text:style-name="P5"><text:span text:style-name="T27">　D♭　　E♭　　　Cm　　　Fm　　D♭　E♭　　A♭sus4　A♭<text:tab/></text:span><text:span text:style-name="T13"><text:line-break/></text:span><text:span text:style-name="T1">あふれだす</text:span><text:span text:style-name="T2">　いとお</text:span><text:span text:style-name="T1">しさを　</text:span><text:span text:style-name="T2">　キミ</text:span><text:span text:style-name="T1">へ</text:span><text:span text:style-name="T2">とど</text:span><text:span text:style-name="T1">けよう</text:span><text:span text:style-name="T13"><text:line-break/></text:span><text:span text:style-name="T27">　D♭　　E♭　　C7/E　Fm<text:tab/>　　D♭　E♭　A♭sus4<text:tab/>A♭<text:tab/></text:span></text:p>
      <text:p text:style-name="P6"><text:span text:style-name="T2">そば</text:span><text:span text:style-name="T1">にいるよいつまでも　だからね笑って</text:span></text:p>
      <text:p text:style-name="P39"/>
      <text:p text:style-name="P17">[Inter]</text:p>
      <text:p text:style-name="P28">Fm7<text:tab/><text:tab/>|<text:tab/><text:tab/><text:tab/>|Fm7/E♭<text:tab/>|<text:tab/><text:tab/><text:tab/>|</text:p>
      <text:p text:style-name="P28">Ddim7<text:tab/>|<text:tab/><text:tab/><text:tab/>|Csus4<text:tab/><text:tab/>|C<text:tab/><text:tab/><text:tab/>|</text:p>
      <text:p text:style-name="P28"/>
      <text:p text:style-name="P6"><text:soft-page-break/><text:span text:style-name="T20">[A1</text:span>]<text:tab/></text:p>
      <text:p text:style-name="P6"><text:span text:style-name="T28">F<text:tab/></text:span><text:span text:style-name="T27">　　　　　 C　　　D♭dim<text:tab/>Dm　　　　C<text:tab/>　B♭　　Am<text:tab/></text:span><text:span text:style-name="T13"><text:line-break/></text:span><text:span text:style-name="T18">　</text:span><text:span text:style-name="T1">小さな温もり　</text:span><text:span text:style-name="T2">ふたり</text:span><text:span text:style-name="T1">の</text:span><text:span text:style-name="T2">　</text:span><text:span text:style-name="T1">絆　</text:span><text:span text:style-name="T2">　</text:span><text:span text:style-name="T1">もっと感じたい</text:span><text:span text:style-name="T13"><text:line-break/></text:span><text:span text:style-name="T28">Gm7</text:span><text:span text:style-name="T27">　　 C　　　　Am<text:tab/>　　　Dm<text:tab/>　　　　B♭　　　　　Csus4　 C</text:span></text:p>
      <text:p text:style-name="P7"><text:span text:style-name="T2">　</text:span><text:span text:style-name="T1">誰かじゃなくて</text:span><text:span text:style-name="T4">キミ</text:span><text:span text:style-name="T1">がいなくちゃ　全然意味がない</text:span></text:p>
      <text:p text:style-name="P40"/>
      <text:p text:style-name="P7"><text:span text:style-name="T20">[A2]</text:span><text:span text:style-name="T13"><text:line-break/></text:span><text:span text:style-name="T28">F</text:span><text:span text:style-name="T27">　　　　　　　　C　　　D♭dim　Dm<text:tab/>　　 C　　B♭　　　 Am7</text:span></text:p>
      <text:p text:style-name="P7"><text:span text:style-name="T2">　</text:span><text:span text:style-name="T1">ずっと探してた　ものはこんなに</text:span><text:span text:style-name="T2">　　ちか</text:span><text:span text:style-name="T1">くにあって</text:span><text:span text:style-name="T13"><text:line-break/></text:span><text:span text:style-name="T28">Gm7</text:span><text:span text:style-name="T27">　　 C　　Am　　　Dm　　　B♭　　C　　</text:span><text:span text:style-name="T9">Fsus4　F C/E<text:tab/></text:span></text:p>
      <text:p text:style-name="P8"><text:span text:style-name="T2">　</text:span><text:span text:style-name="T1">当たり前と思ってた時が</text:span><text:span text:style-name="T2">　</text:span><text:span text:style-name="T1">今はとても愛おしい</text:span></text:p>
      <text:p text:style-name="P41"/>
      <text:p text:style-name="P19">[B]<text:span text:style-name="T26"><text:tab/></text:span></text:p>
      <text:p text:style-name="P8"><text:span text:style-name="T7">B♭</text:span><text:span text:style-name="T9">　　　　　　　　C　　　　　　Am7　　D</text:span><text:span text:style-name="T13"><text:line-break/></text:span><text:span text:style-name="T1">吸い込まれそうな</text:span><text:span text:style-name="T2">ひとみ</text:span><text:span text:style-name="T1">の中　奇跡が色付くの見つけたから</text:span></text:p>
      <text:p text:style-name="P9"><text:span text:style-name="T18">　</text:span><text:span text:style-name="T27">Gm7　　　Am7　　B♭　　　Csus4　C　</text:span><text:span text:style-name="T9">G♭<text:tab/>A♭</text:span><text:span text:style-name="T13"><text:line-break/></text:span><text:span text:style-name="T18">なに</text:span><text:span text:style-name="T1">気ない事だって全部　大切</text:span><text:span text:style-name="T2">　</text:span><text:span text:style-name="T1">なの</text:span><text:span text:style-name="T13"><text:line-break/></text:span></text:p>
      <text:p text:style-name="P20">[<text:span text:style-name="T35">C</text:span>]</text:p>
      <text:p text:style-name="P9"><text:span text:style-name="T27">　D♭　　　E♭　Cm<text:tab/>　　Fm　　D♭　　　E♭　　A♭sus4<text:tab/>A♭<text:tab/></text:span><text:span text:style-name="T13"><text:line-break/></text:span><text:span text:style-name="T18">ことば</text:span><text:span text:style-name="T1">には</text:span><text:span text:style-name="T2">　</text:span><text:span text:style-name="T1">出来</text:span><text:span text:style-name="T2">　</text:span><text:span text:style-name="T1">なくて　</text:span><text:span text:style-name="T2">　</text:span><text:span text:style-name="T1">だけど</text:span><text:span text:style-name="T2">いとお</text:span><text:span text:style-name="T1">しくて</text:span><text:span text:style-name="T13"><text:line-break/></text:span><text:span text:style-name="T18">　</text:span><text:span text:style-name="T27">D♭　　　E♭　D♭　　 Fm　　　　D♭<text:tab/>　E♭　　A♭sus4<text:tab/>A♭</text:span></text:p>
      <text:p text:style-name="P10"><text:span text:style-name="T1">いつまでも</text:span><text:span text:style-name="T2">　</text:span><text:span text:style-name="T1">どこ</text:span><text:span text:style-name="T2">　</text:span><text:span text:style-name="T1">までも　</text:span><text:span text:style-name="T2">　ふたり</text:span><text:span text:style-name="T1">でいようね</text:span><text:span text:style-name="T13"><text:line-break/></text:span></text:p>
      <text:p text:style-name="P22">[Inter]</text:p>
      <text:p text:style-name="P35">D♭<text:tab/><text:tab/><text:span text:style-name="T34">|</text:span>E♭<text:tab/><text:tab/><text:span text:style-name="T34">|</text:span>Cm<text:tab/><text:tab/><text:tab/><text:tab/><text:span text:style-name="T34">|</text:span>Fm<text:tab/><text:tab/><text:tab/><text:span text:style-name="T34">|</text:span></text:p>
      <text:p text:style-name="P35">D♭<text:tab/><text:tab/><text:span text:style-name="T34">|</text:span>E♭<text:tab/><text:tab/><text:span text:style-name="T34">|</text:span>A♭<text:tab/><text:tab/><text:tab/><text:tab/><text:span text:style-name="T34">|<text:tab/><text:tab/><text:tab/><text:tab/>|<text:tab/></text:span></text:p>
      <text:p text:style-name="P35">D♭<text:tab/><text:tab/><text:span text:style-name="T34">|</text:span>E♭<text:tab/><text:tab/><text:span text:style-name="T34">|</text:span>C7/E<text:tab/><text:tab/><text:tab/><text:span text:style-name="T34">|</text:span>Fm<text:tab/><text:tab/><text:tab/><text:span text:style-name="T34">|</text:span><text:tab/></text:p>
      <text:p text:style-name="P35">D♭<text:tab/><text:tab/><text:span text:style-name="T34">|</text:span>E♭<text:tab/><text:tab/><text:span text:style-name="T34">|</text:span><text:span text:style-name="T14">A♭sus4<text:tab/><text:tab/></text:span><text:span text:style-name="T15">|</text:span><text:span text:style-name="T14">A♭<text:tab/><text:tab/><text:tab/></text:span><text:span text:style-name="T15">|</text:span></text:p>
      <text:p text:style-name="P29"/>
      <text:p text:style-name="P23">[<text:span text:style-name="T35">C</text:span>]</text:p>
      <text:p text:style-name="P31"><text:s/><text:span text:style-name="T17">　</text:span>D♭<text:span text:style-name="T17">　　</text:span>E♭<text:tab/><text:span text:style-name="T17">Cm　　Fm<text:tab/>　D♭　E♭　　　A♭sus4<text:tab/>A♭</text:span></text:p>
      <text:p text:style-name="P31"><text:span text:style-name="T5">こいごころ</text:span><text:span text:style-name="T6">　はぐく</text:span><text:span text:style-name="T5">んで　</text:span><text:span text:style-name="T6">とも</text:span><text:span text:style-name="T5">に歩いていこう</text:span><text:span text:style-name="T11"><text:line-break/></text:span><text:span text:style-name="T12">　</text:span><text:span text:style-name="T18">D♭　　E♭　C7/E　Fm<text:tab/>　　　D♭　E♭　A♭sus4<text:tab/>A♭</text:span></text:p>
      <text:p text:style-name="P31"><text:span text:style-name="T6">おも</text:span><text:span text:style-name="T5">う</text:span><text:span text:style-name="T6">こころ</text:span><text:span text:style-name="T5">大切<text:tab/></text:span><text:span text:style-name="T6">　</text:span><text:span text:style-name="T5">に　</text:span><text:span text:style-name="T6">みらい</text:span><text:span text:style-name="T5">を</text:span><text:span text:style-name="T6">えが</text:span><text:span text:style-name="T5">いて</text:span></text:p>
      <text:p text:style-name="P32"><text:span text:style-name="T5">　</text:span><text:span text:style-name="T1">D♭　　　E♭　　　Cm　　　Fm　　D♭　E♭　　A♭sus4<text:tab/>A♭</text:span></text:p>
      <text:p text:style-name="P33"><text:span text:style-name="T5">あふれだす</text:span><text:span text:style-name="T6">　　いとお</text:span><text:span text:style-name="T5">しさを　</text:span><text:span text:style-name="T6">　キミ</text:span><text:span text:style-name="T5">へ</text:span><text:span text:style-name="T6">とど</text:span><text:span text:style-name="T5">けよう</text:span></text:p>
      <text:p text:style-name="P33"><text:span text:style-name="T12">　</text:span><text:span text:style-name="T18">D♭　　E♭　　　C7/E　Fm<text:tab/>　　D♭　E♭　</text:span><text:span text:style-name="T19">A♭sus4<text:tab/>A♭</text:span><text:span text:style-name="T11"><text:line-break/></text:span><text:span text:style-name="T12">そば</text:span><text:span text:style-name="T5">にいるよ</text:span><text:span text:style-name="T6">　</text:span><text:span text:style-name="T5">いつまでも　だからね笑って　</text:span></text:p>
      <text:p text:style-name="P33"><text:span text:style-name="T18">　　</text:span><text:span text:style-name="T13">D♭<text:tab/><text:tab/>E♭<text:tab/><text:tab/></text:span></text:p>
      <text:p text:style-name="P11"><text:span text:style-name="T1">だからね笑って</text:span><text:span text:style-name="T13"> </text:span><text:tab/></text:p>
      <text:p text:style-name="P26"><text:tab/><text:tab/><text:tab/></text:p>
      <text:p text:style-name="P21"><text:span text:style-name="T14">[</text:span><text:span text:style-name="T16">End</text:span><text:span text:style-name="T14">]</text:span></text:p>
      <text:p text:style-name="P15">(略）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Zpix" svg:font-family="Zpix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27T10:46:22.420000000</meta:creation-date>
    <dc:date>2021-01-20T16:06:33.427000000</dc:date>
    <meta:editing-duration>PT1H14M</meta:editing-duration>
    <meta:editing-cycles>27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59" meta:word-count="686" meta:character-count="1746" meta:non-whitespace-character-count="1072"/>
  </office:meta>
</office:document-meta>
</file>